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f320" officeooo:paragraph-rsid="0007f320"/>
    </style:style>
    <style:style style:name="P2" style:family="paragraph" style:parent-style-name="Standard">
      <style:paragraph-properties fo:text-align="center" style:justify-single-word="false"/>
      <style:text-properties officeooo:rsid="0007f320" officeooo:paragraph-rsid="0007f320"/>
    </style:style>
    <style:style style:name="P3" style:family="paragraph" style:parent-style-name="Standard">
      <style:text-properties fo:font-style="italic" officeooo:rsid="0007f320" officeooo:paragraph-rsid="0007f320" style:font-style-asian="italic" style:font-style-complex="italic"/>
    </style:style>
    <style:style style:name="P4" style:family="paragraph" style:parent-style-name="Standard">
      <style:text-properties officeooo:rsid="0008bb01" officeooo:paragraph-rsid="0008bb01"/>
    </style:style>
    <style:style style:name="P5" style:family="paragraph" style:parent-style-name="Standard">
      <style:text-properties fo:font-weight="bold" officeooo:rsid="0007f320" officeooo:paragraph-rsid="0007f320" style:font-weight-asian="bold" style:font-weight-complex="bold"/>
    </style:style>
    <style:style style:name="P6" style:family="paragraph" style:parent-style-name="Standard">
      <style:text-properties officeooo:rsid="0008e47c" officeooo:paragraph-rsid="0008e47c"/>
    </style:style>
    <style:style style:name="P7" style:family="paragraph" style:parent-style-name="Standard">
      <style:text-properties officeooo:rsid="000ab82b" officeooo:paragraph-rsid="000ab82b"/>
    </style:style>
    <style:style style:name="P8" style:family="paragraph" style:parent-style-name="Standard">
      <style:text-properties officeooo:rsid="000c904f" officeooo:paragraph-rsid="000c904f"/>
    </style:style>
    <style:style style:name="P9" style:family="paragraph" style:parent-style-name="Standard">
      <style:text-properties officeooo:rsid="000cad3b" officeooo:paragraph-rsid="000cad3b"/>
    </style:style>
    <style:style style:name="P10" style:family="paragraph" style:parent-style-name="Standard">
      <style:text-properties officeooo:rsid="000e2b5c" officeooo:paragraph-rsid="000e2b5c"/>
    </style:style>
    <style:style style:name="P11" style:family="paragraph" style:parent-style-name="Standard">
      <style:text-properties officeooo:rsid="000f2260" officeooo:paragraph-rsid="000f2260"/>
    </style:style>
    <style:style style:name="P12" style:family="paragraph" style:parent-style-name="Standard">
      <style:text-properties officeooo:rsid="00132b68" officeooo:paragraph-rsid="00132b68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officeooo:rsid="000ab82b" officeooo:paragraph-rsid="000e2b5c" style:font-size-asian="10pt" style:font-size-complex="10pt"/>
    </style:style>
    <style:style style:name="P15" style:family="paragraph" style:parent-style-name="Standard">
      <style:text-properties fo:font-size="10pt" officeooo:rsid="000ab82b" officeooo:paragraph-rsid="000ab82b" style:font-size-asian="10pt" style:font-size-complex="10pt"/>
    </style:style>
    <style:style style:name="P16" style:family="paragraph" style:parent-style-name="Standard">
      <style:text-properties fo:font-size="10pt" officeooo:rsid="000ab82b" officeooo:paragraph-rsid="000cad3b" style:font-size-asian="10pt" style:font-size-complex="10pt"/>
    </style:style>
    <style:style style:name="P17" style:family="paragraph" style:parent-style-name="Standard">
      <style:text-properties fo:font-size="10pt" officeooo:rsid="000ab82b" officeooo:paragraph-rsid="000f2260" style:font-size-asian="10pt" style:font-size-complex="10pt"/>
    </style:style>
    <style:style style:name="P18" style:family="paragraph" style:parent-style-name="Standard">
      <style:text-properties fo:font-size="10pt" officeooo:rsid="000ab82b" officeooo:paragraph-rsid="0013ba51" style:font-size-asian="10pt" style:font-size-complex="10pt"/>
    </style:style>
    <style:style style:name="P19" style:family="paragraph" style:parent-style-name="Standard">
      <style:text-properties fo:font-size="10pt" officeooo:rsid="000ab82b" officeooo:paragraph-rsid="00153919" style:font-size-asian="10pt" style:font-size-complex="10pt"/>
    </style:style>
    <style:style style:name="P20" style:family="paragraph" style:parent-style-name="Standard">
      <style:text-properties fo:font-size="10pt" officeooo:rsid="000ab82b" officeooo:paragraph-rsid="0019e1d5" style:font-size-asian="10pt" style:font-size-complex="10pt"/>
    </style:style>
    <style:style style:name="P21" style:family="paragraph" style:parent-style-name="Standard">
      <style:text-properties fo:font-size="10pt" officeooo:rsid="000ab82b" officeooo:paragraph-rsid="0016d00c" style:font-size-asian="10pt" style:font-size-complex="10pt"/>
    </style:style>
    <style:style style:name="P22" style:family="paragraph" style:parent-style-name="Standard">
      <style:text-properties fo:font-size="10pt" officeooo:rsid="000ab82b" officeooo:paragraph-rsid="0019c64b" style:font-size-asian="10pt" style:font-size-complex="10pt"/>
    </style:style>
    <style:style style:name="P23" style:family="paragraph" style:parent-style-name="Standard">
      <style:text-properties fo:font-size="10pt" officeooo:rsid="000ab82b" officeooo:paragraph-rsid="001a8b2c" style:font-size-asian="10pt" style:font-size-complex="10pt"/>
    </style:style>
    <style:style style:name="P24" style:family="paragraph" style:parent-style-name="Standard">
      <style:text-properties fo:font-size="10pt" officeooo:rsid="000c904f" officeooo:paragraph-rsid="000c904f" style:font-size-asian="10pt" style:font-size-complex="10pt"/>
    </style:style>
    <style:style style:name="P25" style:family="paragraph" style:parent-style-name="Standard">
      <style:text-properties fo:font-size="10pt" officeooo:rsid="000c904f" officeooo:paragraph-rsid="0016d00c" style:font-size-asian="10pt" style:font-size-complex="10pt"/>
    </style:style>
    <style:style style:name="P26" style:family="paragraph" style:parent-style-name="Standard">
      <style:text-properties fo:font-size="10pt" officeooo:paragraph-rsid="0016d00c" style:font-size-asian="10pt" style:font-size-complex="10pt"/>
    </style:style>
    <style:style style:name="P27" style:family="paragraph" style:parent-style-name="Standard">
      <style:text-properties fo:font-size="10pt" officeooo:paragraph-rsid="001905d8" style:font-size-asian="10pt" style:font-size-complex="10pt"/>
    </style:style>
    <style:style style:name="P28" style:family="paragraph" style:parent-style-name="Standard">
      <style:text-properties fo:font-size="10pt" officeooo:paragraph-rsid="0017301c" style:font-size-asian="10pt" style:font-size-complex="10pt"/>
    </style:style>
    <style:style style:name="P29" style:family="paragraph" style:parent-style-name="Standard">
      <style:text-properties fo:font-size="10pt" officeooo:rsid="000e2b5c" officeooo:paragraph-rsid="00153919" style:font-size-asian="10pt" style:font-size-complex="10pt"/>
    </style:style>
    <style:style style:name="P30" style:family="paragraph" style:parent-style-name="Standard">
      <style:text-properties fo:font-size="10pt" officeooo:rsid="000e2b5c" officeooo:paragraph-rsid="001a4aa5" style:font-size-asian="10pt" style:font-size-complex="10pt"/>
    </style:style>
    <style:style style:name="P31" style:family="paragraph" style:parent-style-name="Standard">
      <style:text-properties fo:font-size="10pt" officeooo:rsid="000f2260" officeooo:paragraph-rsid="00153919" style:font-size-asian="10pt" style:font-size-complex="10pt"/>
    </style:style>
    <style:style style:name="P32" style:family="paragraph" style:parent-style-name="Standard">
      <style:text-properties fo:font-size="10pt" officeooo:rsid="000f2260" officeooo:paragraph-rsid="000f2260" style:font-size-asian="10pt" style:font-size-complex="10pt"/>
    </style:style>
    <style:style style:name="P33" style:family="paragraph" style:parent-style-name="Standard">
      <style:text-properties fo:font-size="10pt" officeooo:rsid="000f2260" officeooo:paragraph-rsid="001a4aa5" style:font-size-asian="10pt" style:font-size-complex="10pt"/>
    </style:style>
    <style:style style:name="P34" style:family="paragraph" style:parent-style-name="Standard">
      <style:text-properties officeooo:rsid="001a4aa5" officeooo:paragraph-rsid="001a4aa5"/>
    </style:style>
    <style:style style:name="P35" style:family="paragraph" style:parent-style-name="Standard">
      <style:text-properties officeooo:rsid="001a8b2c" officeooo:paragraph-rsid="001a8b2c"/>
    </style:style>
    <style:style style:name="P36" style:family="paragraph" style:parent-style-name="Standard">
      <style:text-properties officeooo:rsid="001a8b2c" officeooo:paragraph-rsid="001c4628"/>
    </style:style>
    <style:style style:name="P37" style:family="paragraph" style:parent-style-name="Standard">
      <style:text-properties officeooo:rsid="001c4c70" officeooo:paragraph-rsid="001c4c70"/>
    </style:style>
    <style:style style:name="P38" style:family="paragraph" style:parent-style-name="Standard">
      <style:text-properties officeooo:rsid="001c4c70" officeooo:paragraph-rsid="001d2e65"/>
    </style:style>
    <style:style style:name="P39" style:family="paragraph" style:parent-style-name="Standard">
      <style:text-properties officeooo:rsid="001d2e65" officeooo:paragraph-rsid="001c4c70"/>
    </style:style>
    <style:style style:name="P40" style:family="paragraph" style:parent-style-name="Standard">
      <style:text-properties officeooo:rsid="001d2e65" officeooo:paragraph-rsid="001d2e65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8bb01"/>
    </style:style>
    <style:style style:name="T3" style:family="text">
      <style:text-properties style:text-position="super 58%" officeooo:rsid="00118239"/>
    </style:style>
    <style:style style:name="T4" style:family="text">
      <style:text-properties style:text-position="super 58%" officeooo:rsid="0016d00c"/>
    </style:style>
    <style:style style:name="T5" style:family="text">
      <style:text-properties officeooo:rsid="0008bb01"/>
    </style:style>
    <style:style style:name="T6" style:family="text">
      <style:text-properties officeooo:rsid="0008e47c"/>
    </style:style>
    <style:style style:name="T7" style:family="text">
      <style:text-properties officeooo:rsid="000ab82b"/>
    </style:style>
    <style:style style:name="T8" style:family="text">
      <style:text-properties officeooo:rsid="000c904f"/>
    </style:style>
    <style:style style:name="T9" style:family="text">
      <style:text-properties officeooo:rsid="000cad3b"/>
    </style:style>
    <style:style style:name="T10" style:family="text">
      <style:text-properties officeooo:rsid="000e2b5c"/>
    </style:style>
    <style:style style:name="T11" style:family="text">
      <style:text-properties officeooo:rsid="000f2260"/>
    </style:style>
    <style:style style:name="T12" style:family="text">
      <style:text-properties fo:color="#6666ff" officeooo:rsid="000e2b5c"/>
    </style:style>
    <style:style style:name="T13" style:family="text">
      <style:text-properties fo:color="#6666ff" officeooo:rsid="000cad3b"/>
    </style:style>
    <style:style style:name="T14" style:family="text">
      <style:text-properties fo:color="#6666ff" officeooo:rsid="000f2260"/>
    </style:style>
    <style:style style:name="T15" style:family="text">
      <style:text-properties fo:color="#ff6600" officeooo:rsid="000e2b5c"/>
    </style:style>
    <style:style style:name="T16" style:family="text">
      <style:text-properties fo:color="#ff3333" officeooo:rsid="000cad3b"/>
    </style:style>
    <style:style style:name="T17" style:family="text">
      <style:text-properties fo:color="#ff3333" officeooo:rsid="000e2b5c"/>
    </style:style>
    <style:style style:name="T18" style:family="text">
      <style:text-properties fo:color="#ff3333" officeooo:rsid="000f2260"/>
    </style:style>
    <style:style style:name="T19" style:family="text">
      <style:text-properties officeooo:rsid="00118239"/>
    </style:style>
    <style:style style:name="T20" style:family="text">
      <style:text-properties officeooo:rsid="00132b68"/>
    </style:style>
    <style:style style:name="T21" style:family="text">
      <style:text-properties officeooo:rsid="0013ba51"/>
    </style:style>
    <style:style style:name="T22" style:family="text">
      <style:text-properties style:use-window-font-color="true" officeooo:rsid="000f2260"/>
    </style:style>
    <style:style style:name="T23" style:family="text">
      <style:text-properties officeooo:rsid="00153919"/>
    </style:style>
    <style:style style:name="T24" style:family="text">
      <style:text-properties officeooo:rsid="0016d00c"/>
    </style:style>
    <style:style style:name="T25" style:family="text">
      <style:text-properties style:font-name="Courier New"/>
    </style:style>
    <style:style style:name="T26" style:family="text">
      <style:text-properties style:font-name="Courier New" officeooo:rsid="000ab82b"/>
    </style:style>
    <style:style style:name="T27" style:family="text">
      <style:text-properties officeooo:rsid="0017301c"/>
    </style:style>
    <style:style style:name="T28" style:family="text">
      <style:text-properties style:text-position="sub 58%" officeooo:rsid="0016d00c"/>
    </style:style>
    <style:style style:name="T29" style:family="text">
      <style:text-properties style:text-position="sub 58%" officeooo:rsid="0017301c"/>
    </style:style>
    <style:style style:name="T30" style:family="text">
      <style:text-properties style:text-position="sub 58%" officeooo:rsid="001905d8"/>
    </style:style>
    <style:style style:name="T31" style:family="text">
      <style:text-properties style:text-position="0% 100%" officeooo:rsid="0017301c"/>
    </style:style>
    <style:style style:name="T32" style:family="text">
      <style:text-properties style:text-position="0% 100%" officeooo:rsid="001905d8"/>
    </style:style>
    <style:style style:name="T33" style:family="text">
      <style:text-properties officeooo:rsid="001905d8"/>
    </style:style>
    <style:style style:name="T34" style:family="text">
      <style:text-properties officeooo:rsid="0019c64b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1c4628" style:font-size-asian="10pt" style:font-size-complex="10pt"/>
    </style:style>
    <style:style style:name="T37" style:family="text">
      <style:text-properties officeooo:rsid="0019e1d5"/>
    </style:style>
    <style:style style:name="T38" style:family="text">
      <style:text-properties officeooo:rsid="001a4aa5"/>
    </style:style>
    <style:style style:name="T39" style:family="text">
      <style:text-properties officeooo:rsid="001c4628"/>
    </style:style>
    <style:style style:name="T40" style:family="text">
      <style:text-properties officeooo:rsid="001c4c70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officeooo:rsid="001d2e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9">3-ary </text:span>Collatz <text:span text:style-name="T19">Grammar</text:span></text:p>
      <text:p text:style-name="P2">by Sven Nilsen, 2021</text:p>
      <text:p text:style-name="P1"/>
      <text:p text:style-name="P3">In this paper I <text:span text:style-name="T19">introduce a 3-ary grammar for</text:span> <text:span text:style-name="T20">cycles </text:span>the Collatz <text:span text:style-name="T19">function</text:span>.</text:p>
      <text:p text:style-name="P1"/>
      <text:p text:style-name="P1">The Collatz Conjecture<text:span text:style-name="T1"><text:reference-ref text:reference-format="text" text:ref-name="collatz conjecture">[1]</text:reference-ref></text:span>, also known as the “3n+1” problem, which states that the following function will reach `1`, regardles of which positive integer is chosen initially:</text:p>
      <text:p text:style-name="P1"/>
      <text:p text:style-name="P1"><text:tab/>collatz(x: nat ∧ (&gt; 0)) = if (x % 2) == 0 {x/2} else {3*x+1}</text:p>
      <text:p text:style-name="P1"/>
      <text:p text:style-name="P1">When it reaches `1`, it will produce a cycle, `1-4-2-1`.</text:p>
      <text:p text:style-name="P1">This cycle has an orbit length `3`, which means that:</text:p>
      <text:p text:style-name="P1"/>
      <text:p text:style-name="P1"><text:tab/> collatz . collatz . collatz &lt;=&gt; id<text:tab/><text:tab/>if x ∈ {1, 2, 4}</text:p>
      <text:p text:style-name="P1"/>
      <text:p text:style-name="P1"><text:span text:style-name="T19">T</text:span>he `collatz<text:span text:style-name="T1">3</text:span>` <text:span text:style-name="T5">function, but for all positive integers, will be the bases of a 3-ary grammar.</text:span></text:p>
      <text:p text:style-name="P4">Each possible branch in the `collatz<text:span text:style-name="T1">3</text:span>` function is represented by a bit, which gives the following table:</text:p>
      <text:p text:style-name="P1"/>
      <text:p text:style-name="P5"><text:tab/><text:tab/><text:span text:style-name="T5">possibility<text:tab/>input<text:tab/>output</text:span></text:p>
      <text:p text:style-name="P1"><text:tab/><text:span text:style-name="T5">000<text:tab/>possible</text:span><text:span text:style-name="T2"><text:reference-ref text:reference-format="text" text:ref-name="possibility of `000`">1</text:reference-ref></text:span><text:span text:style-name="T5"><text:tab/>even<text:tab/>unknown</text:span></text:p>
      <text:p text:style-name="P1"><text:tab/><text:span text:style-name="T5">001<text:tab/>possible</text:span><text:span text:style-name="T2"><text:reference-ref text:reference-format="text" text:ref-name="possibility of `001`">2</text:reference-ref></text:span><text:span text:style-name="T5"><text:tab/>even<text:tab/>even</text:span></text:p>
      <text:p text:style-name="P1"><text:tab/><text:span text:style-name="T5">010<text:tab/>possible</text:span><text:span text:style-name="T2"><text:reference-ref text:reference-format="text" text:ref-name="possibility of `010`">3</text:reference-ref></text:span><text:span text:style-name="T5"><text:tab/>even<text:tab/>unknown</text:span></text:p>
      <text:p text:style-name="P1"><text:tab/><text:span text:style-name="T5">011<text:tab/>impossible</text:span><text:span text:style-name="T2"><text:reference-ref text:reference-format="text" text:ref-name="possibility of `011`">4</text:reference-ref></text:span><text:span text:style-name="T5"><text:tab/>-<text:tab/>-</text:span></text:p>
      <text:p text:style-name="P1"><text:tab/><text:span text:style-name="T5">100<text:tab/>possible</text:span><text:span text:style-name="T2"><text:reference-ref text:reference-format="text" text:ref-name="possibility of `100`">5</text:reference-ref></text:span><text:span text:style-name="T5"><text:tab/>odd<text:tab/>unknown</text:span></text:p>
      <text:p text:style-name="P1"><text:tab/><text:span text:style-name="T5">101<text:tab/>possible</text:span><text:span text:style-name="T2"><text:reference-ref text:reference-format="text" text:ref-name="possibility of `101`">6</text:reference-ref></text:span><text:span text:style-name="T5"><text:tab/>odd<text:tab/>even</text:span></text:p>
      <text:p text:style-name="P1"><text:tab/><text:span text:style-name="T5">110<text:tab/>impossible</text:span><text:span text:style-name="T2"><text:reference-ref text:reference-format="text" text:ref-name="possibility of `110`">7</text:reference-ref></text:span><text:span text:style-name="T5"><text:tab/>-<text:tab/>-</text:span></text:p>
      <text:p text:style-name="P1"><text:tab/><text:span text:style-name="T5">111<text:tab/>impossible</text:span><text:span text:style-name="T2"><text:reference-ref text:reference-format="text" text:ref-name="possibility of `111`">8</text:reference-ref></text:span><text:span text:style-name="T5"><text:tab/>-<text:tab/>-</text:span></text:p>
      <text:p text:style-name="P1"/>
      <text:p text:style-name="P34">Proofs are given in the <text:reference-ref text:reference-format="text" text:ref-name="appendix">Appendix</text:reference-ref>.</text:p>
      <text:p text:style-name="P4"/>
      <text:p text:style-name="P4">The evenness property of inputs and outputs of possible sequences are assigned `even, odd, unknown`.</text:p>
      <text:p text:style-name="P4"/>
      <text:p text:style-name="P4">This makes it possible to derive the following <text:span text:style-name="T19">Piston-Meta</text:span><text:span text:style-name="T3"><text:reference-ref text:reference-format="text" text:ref-name="piston-meta">[2]</text:reference-ref></text:span><text:span text:style-name="T19"> </text:span>grammar <text:span text:style-name="T6">for cycles</text:span>:</text:p>
      <text:p text:style-name="P4"><text:tab/></text:p>
      <text:p text:style-name="P12"><text:tab/>3 even = .r!([.r?(“001”) .r!({“000” “010”})])</text:p>
      <text:p text:style-name="P12"><text:tab/>2 odd = [.r?(“100”) ?”101”]</text:p>
      <text:p text:style-name="P12"><text:tab/>1 cycle = .r!(<text:span text:style-name="T21">[</text:span>even odd<text:span text:style-name="T21">]</text:span>)</text:p>
      <text:p text:style-name="P4"/>
      <text:p text:style-name="P6">A non-terminating cycle stuck in `001`, `100` <text:span text:style-name="T20">or `010`</text:span> leads to the `1-4-2-1` cycle,</text:p>
      <text:p text:style-name="P6">because a such cycle is decreasing for all real numbers greater than 1.</text:p>
      <text:p text:style-name="P6"/>
      <text:p text:style-name="P34">A cycle is said to start with an even branch because any number has a multiple of `2`.</text:p>
      <text:p text:style-name="P34">With other words, the arms of the cycle are ignored, because at least one arm can be constructed.</text:p>
      <text:h text:style-name="P41" text:outline-level="3">References:</text:h>
      <text:p text:style-name="P34"/>
      <text:p text:style-name="P34"><text:reference-mark-start text:name="collatz conjecture"/>[1]<text:reference-mark-end text:name="collatz conjecture"/><text:tab/>“Collatz Conjecture”</text:p>
      <text:p text:style-name="P34"><text:tab/>Wikipedia</text:p>
      <text:p text:style-name="P34"><text:tab/><text:a xlink:type="simple" xlink:href="https://en.wikipedia.org/wiki/Collatz_conjecture" text:style-name="Internet_20_link" text:visited-style-name="Visited_20_Internet_20_Link"><text:span text:style-name="T35">https://en.wikipedia.org/wiki/Collatz_conjecture</text:span></text:a></text:p>
      <text:p text:style-name="P34"/>
      <text:p text:style-name="P35"><text:reference-mark-start text:name="piston-meta"/>[2]<text:reference-mark-end text:name="piston-meta"/><text:tab/>“<text:span text:style-name="T39">Piston-Meta”</text:span></text:p>
      <text:p text:style-name="P35"><text:tab/><text:span text:style-name="T39">PistonDevelopers – A DSL parsing library for human readable text documents</text:span></text:p>
      <text:p text:style-name="P36"><text:tab/><text:a xlink:type="simple" xlink:href="https://github.com/pistondevelopers/meta" text:style-name="Internet_20_link" text:visited-style-name="Visited_20_Internet_20_Link"><text:span text:style-name="T36">https://github.com/pistondevelopers/meta</text:span></text:a></text:p>
      <text:p text:style-name="P38"/>
      <text:p text:style-name="P40"><text:reference-mark-start text:name="catuskoti existential lift"/>[3]<text:reference-mark-end text:name="catuskoti existential lift"/><text:tab/>“<text:span text:style-name="T40">Catuṣkoṭi </text:span>Existential Lift”</text:p>
      <text:p text:style-name="P40"><text:tab/>Sven Nilsen, 2021</text:p>
      <text:p text:style-name="P40"><text:tab/><text:a xlink:type="simple" xlink:href="https://github.com/advancedresearch/path_semantics/blob/master/papers-wip2/catuskoti-existential-lift.pdf" text:style-name="Internet_20_link" text:visited-style-name="Visited_20_Internet_20_Link"><text:span text:style-name="T35">https://github.com/advancedresearch/path_semantics/blob/master/papers-wip2/catuskoti-existential-lift.pdf</text:span></text:a></text:p>
      <text:p text:style-name="P40"/>
      <text:p text:style-name="P37"><text:reference-mark-start text:name="catuskoti existential path equations"/>[<text:span text:style-name="T42">4</text:span>]<text:reference-mark-end text:name="catuskoti existential path equations"/><text:tab/>“Catuṣkoṭi Existential Path Equations”</text:p>
      <text:p text:style-name="P37"><text:tab/>Sven Nilsen, 2021</text:p>
      <text:p text:style-name="P37"><text:tab/><text:a xlink:type="simple" xlink:href="https://github.com/advancedresearch/path_semantics/blob/master/papers-wip2/catuskoti-existential-path-equations.pdf" text:style-name="Internet_20_link" text:visited-style-name="Visited_20_Internet_20_Link"><text:span text:style-name="T41">https://github.com/advancedresearch/path_semantics/blob/master/papers-wip2/catuskoti-existential-path-equations.pdf</text:span></text:a></text:p>
      <text:p text:style-name="P39"/>
      <text:h text:style-name="P42" text:outline-level="2"><text:reference-mark-start text:name="appendix"/>Appendix<text:reference-mark-end text:name="appendix"/></text:h>
      <text:p text:style-name="P7"/>
      <text:p text:style-name="P7"><text:reference-mark-start text:name="possibility of `000`"/>1<text:reference-mark-end text:name="possibility of `000`"/>. Possibility of ` <text:span text:style-name="T5">000</text:span>`:</text:p>
      <text:p text:style-name="P7"/>
      <text:p text:style-name="P14"><text:tab/><text:span text:style-name="T10">0<text:tab/>(</text:span>∃<text:span text:style-name="T10">{(= </text:span><text:span text:style-name="T12">true</text:span><text:span text:style-name="T10">)}collatz[even])(</text:span><text:span text:style-name="T17">true</text:span><text:span text:style-name="T10">) = true<text:tab/></text:span><text:span text:style-name="T10"><text:reference-ref text:reference-format="text" text:ref-name="lemma f">Lemma C</text:reference-ref></text:span></text:p>
      <text:p text:style-name="P14"><text:tab/><text:span text:style-name="T10">0<text:tab/>(</text:span>∃<text:span text:style-name="T10">{(= </text:span><text:span text:style-name="T12">true</text:span><text:span text:style-name="T10">)}collatz[even])(</text:span><text:span text:style-name="T17">true</text:span><text:span text:style-name="T10">) = true<text:tab/></text:span><text:span text:style-name="T10"><text:reference-ref text:reference-format="text" text:ref-name="lemma f">Lemma C</text:reference-ref></text:span></text:p>
      <text:p text:style-name="P15"><text:tab/><text:span text:style-name="T10">0<text:tab/>collatz[even](</text:span><text:span text:style-name="T12">true</text:span><text:span text:style-name="T10">) = </text:span><text:span text:style-name="T17">unknown</text:span><text:span text:style-name="T10"><text:tab/><text:tab/></text:span><text:span text:style-name="T10"><text:reference-ref text:reference-format="text" text:ref-name="lemma a">Lemma A</text:reference-ref></text:span></text:p>
      <text:p text:style-name="P7"/>
      <text:p text:style-name="P7"><text:reference-mark-start text:name="possibility of `001`"/>2<text:reference-mark-end text:name="possibility of `001`"/>. Possibility of `001`:</text:p>
      <text:p text:style-name="P7"/>
      <text:p text:style-name="P16"><text:tab/><text:span text:style-name="T9">0<text:tab/>(</text:span>∃<text:span text:style-name="T10">{(= </text:span><text:span text:style-name="T12">true</text:span><text:span text:style-name="T10">)}collatz[even])(</text:span><text:span text:style-name="T15">true</text:span><text:span text:style-name="T10">) = true<text:tab/></text:span><text:span text:style-name="T10"><text:reference-ref text:reference-format="text" text:ref-name="lemma f">Lemma C</text:reference-ref></text:span></text:p>
      <text:p text:style-name="P20"><text:tab/><text:span text:style-name="T9">0<text:tab/>c(</text:span>∃<text:span text:style-name="T10">{(= </text:span><text:span text:style-name="T12">true</text:span><text:span text:style-name="T10">)}collatz[even])(</text:span><text:span text:style-name="T17">false</text:span><text:span text:style-name="T10">) = true<text:tab/></text:span><text:span text:style-name="T10"><text:reference-ref text:reference-format="text" text:ref-name="lemma g">Lemma D</text:reference-ref></text:span></text:p>
      <text:p text:style-name="P16"><text:tab/><text:span text:style-name="T9">1<text:tab/>collatz[even](</text:span><text:span text:style-name="T13">false</text:span><text:span text:style-name="T9">) = </text:span><text:span text:style-name="T16">true</text:span><text:span text:style-name="T9"><text:tab/><text:tab/><text:tab/></text:span><text:span text:style-name="T9"><text:reference-ref text:reference-format="text" text:ref-name="lemma b">Lemma B</text:reference-ref></text:span></text:p>
      <text:p text:style-name="P7"/>
      <text:p text:style-name="P7"><text:reference-mark-start text:name="possibility of `010`"/>3<text:reference-mark-end text:name="possibility of `010`"/>. Possibility of `010`:</text:p>
      <text:p text:style-name="P7"/>
      <text:p text:style-name="P17"><text:tab/><text:span text:style-name="T11">0<text:tab/>(</text:span>∃<text:span text:style-name="T10">{(= </text:span><text:span text:style-name="T12">true</text:span><text:span text:style-name="T10">)}collatz[even])(</text:span><text:span text:style-name="T17">false</text:span><text:span text:style-name="T10">) = true<text:tab/></text:span><text:span text:style-name="T10"><text:reference-ref text:reference-format="text" text:ref-name="lemma g">Lemma D</text:reference-ref></text:span></text:p>
      <text:p text:style-name="P17"><text:tab/><text:span text:style-name="T11">1<text:tab/>collatz[even](</text:span><text:span text:style-name="T14">false</text:span><text:span text:style-name="T11">) = </text:span><text:span text:style-name="T18">true</text:span><text:span text:style-name="T11"><text:tab/><text:tab/><text:tab/></text:span><text:span text:style-name="T11"><text:reference-ref text:reference-format="text" text:ref-name="lemma b">Lemma B</text:reference-ref></text:span></text:p>
      <text:p text:style-name="P17"><text:tab/><text:span text:style-name="T11">0<text:tab/>collatz[even](</text:span><text:span text:style-name="T14">true</text:span><text:span text:style-name="T11">) = </text:span><text:span text:style-name="T18">unknown</text:span><text:span text:style-name="T11"><text:tab/><text:tab/></text:span><text:span text:style-name="T11"><text:reference-ref text:reference-format="text" text:ref-name="lemma a">Lemma A</text:reference-ref></text:span></text:p>
      <text:p text:style-name="P7"/>
      <text:p text:style-name="P7"><text:reference-mark-start text:name="possibility of `011`"/>4<text:reference-mark-end text:name="possibility of `011`"/>. <text:span text:style-name="T21">Imp</text:span>ossibility of `011`:</text:p>
      <text:p text:style-name="P7"/>
      <text:p text:style-name="P18"><text:tab/><text:span text:style-name="T21">0<text:tab/>(</text:span>∃<text:span text:style-name="T10">{(= </text:span><text:span text:style-name="T12">true</text:span><text:span text:style-name="T10">)}collatz[even])(</text:span><text:span text:style-name="T17">false</text:span><text:span text:style-name="T10">) = true<text:tab/></text:span><text:span text:style-name="T10"><text:reference-ref text:reference-format="text" text:ref-name="lemma g">Lemma D</text:reference-ref></text:span></text:p>
      <text:p text:style-name="P18"><text:tab/><text:span text:style-name="T21">1<text:tab/> collatz[even](</text:span><text:span text:style-name="T14">false</text:span><text:span text:style-name="T11">) = </text:span><text:span text:style-name="T18">true</text:span><text:span text:style-name="T22"><text:tab/><text:tab/></text:span><text:span text:style-name="T22"><text:reference-ref text:reference-format="text" text:ref-name="lemma b">Lemma B</text:reference-ref></text:span></text:p>
      <text:p text:style-name="P15"><text:tab/><text:span text:style-name="T21">1<text:tab/>-</text:span></text:p>
      <text:p text:style-name="P7"/>
      <text:p text:style-name="P7"><text:reference-mark-start text:name="possibility of `100`"/>5<text:reference-mark-end text:name="possibility of `100`"/>. Possibility of `100`:</text:p>
      <text:p text:style-name="P7"/>
      <text:p text:style-name="P18"><text:tab/><text:span text:style-name="T21">1<text:tab/>collatz[even](</text:span><text:span text:style-name="T14">false</text:span><text:span text:style-name="T11">) = </text:span><text:span text:style-name="T18">true</text:span><text:span text:style-name="T22"><text:tab/><text:tab/><text:tab/></text:span><text:span text:style-name="T22"><text:reference-ref text:reference-format="text" text:ref-name="lemma b">Lemma B</text:reference-ref></text:span></text:p>
      <text:p text:style-name="P19"><text:tab/><text:span text:style-name="T21">0<text:tab/>(</text:span>∃<text:span text:style-name="T10">collatz[even]{(= </text:span><text:span text:style-name="T12">true</text:span><text:span text:style-name="T10">)})(</text:span><text:span text:style-name="T15">true</text:span><text:span text:style-name="T10">) = true<text:tab/></text:span><text:span text:style-name="T10"><text:reference-ref text:reference-format="text" text:ref-name="lemma f">Lemma C</text:reference-ref></text:span></text:p>
      <text:p text:style-name="P18"><text:tab/><text:span text:style-name="T21">0<text:tab/>collatz[even](</text:span><text:span text:style-name="T14">true</text:span><text:span text:style-name="T11">) = </text:span><text:span text:style-name="T18">unknown</text:span><text:span text:style-name="T11"><text:tab/><text:tab/></text:span><text:span text:style-name="T11"><text:reference-ref text:reference-format="text" text:ref-name="lemma a">Lemma A</text:reference-ref></text:span></text:p>
      <text:p text:style-name="P7"/>
      <text:p text:style-name="P7"><text:reference-mark-start text:name="possibility of `101`"/>6<text:reference-mark-end text:name="possibility of `101`"/>. Possibility of `101`:</text:p>
      <text:p text:style-name="P7"/>
      <text:p text:style-name="P18"><text:tab/><text:span text:style-name="T21">1<text:tab/>collatz[even](</text:span><text:span text:style-name="T14">false</text:span><text:span text:style-name="T11">) = </text:span><text:span text:style-name="T18">true</text:span><text:span text:style-name="T22"><text:tab/><text:tab/><text:tab/></text:span><text:span text:style-name="T22"><text:reference-ref text:reference-format="text" text:ref-name="lemma b">Lemma B</text:reference-ref></text:span></text:p>
      <text:p text:style-name="P19"><text:tab/><text:span text:style-name="T21">0<text:tab/>(</text:span>∃<text:span text:style-name="T10">collatz[even]{(= </text:span><text:span text:style-name="T12">true</text:span><text:span text:style-name="T10">)})(</text:span><text:span text:style-name="T17">false</text:span><text:span text:style-name="T10">) = true<text:tab/></text:span><text:span text:style-name="T10"><text:reference-ref text:reference-format="text" text:ref-name="lemma g">Lemma D</text:reference-ref></text:span></text:p>
      <text:p text:style-name="P19"><text:tab/><text:span text:style-name="T21">1<text:tab/>collatz[even](</text:span><text:span text:style-name="T14">false</text:span><text:span text:style-name="T11">) = </text:span><text:span text:style-name="T18">true</text:span><text:span text:style-name="T22"><text:tab/><text:tab/><text:tab/></text:span><text:span text:style-name="T22"><text:reference-ref text:reference-format="text" text:ref-name="lemma b">Lemma B</text:reference-ref></text:span></text:p>
      <text:p text:style-name="P7"/>
      <text:p text:style-name="P7"><text:reference-mark-start text:name="possibility of `110`"/>7<text:reference-mark-end text:name="possibility of `110`"/>. <text:span text:style-name="T23">Imp</text:span>ossibility of `110`:</text:p>
      <text:p text:style-name="P7"/>
      <text:p text:style-name="P19"><text:tab/><text:span text:style-name="T23">1<text:tab/>collatz[even](</text:span><text:span text:style-name="T14">false</text:span><text:span text:style-name="T11">) = </text:span><text:span text:style-name="T18">true</text:span><text:span text:style-name="T22"><text:tab/><text:tab/><text:tab/></text:span><text:span text:style-name="T22"><text:reference-ref text:reference-format="text" text:ref-name="lemma b">Lemma B</text:reference-ref></text:span></text:p>
      <text:p text:style-name="P15"><text:tab/><text:span text:style-name="T23">1<text:tab/>-</text:span></text:p>
      <text:p text:style-name="P19"><text:tab/><text:span text:style-name="T23">0<text:tab/>collatz[even](</text:span><text:span text:style-name="T14">true</text:span><text:span text:style-name="T11">) = </text:span><text:span text:style-name="T18">unknown</text:span><text:span text:style-name="T11"><text:tab/><text:tab/></text:span><text:span text:style-name="T11"><text:reference-ref text:reference-format="text" text:ref-name="lemma a">Lemma A</text:reference-ref></text:span></text:p>
      <text:p text:style-name="P7"/>
      <text:p text:style-name="P7"><text:reference-mark-start text:name="possibility of `111`"/>8<text:reference-mark-end text:name="possibility of `111`"/>. <text:span text:style-name="T23">Imp</text:span>ossibility of `111`:</text:p>
      <text:p text:style-name="P7"/>
      <text:p text:style-name="P19"><text:tab/><text:span text:style-name="T23">1<text:tab/>collatz[even](</text:span><text:span text:style-name="T14">false</text:span><text:span text:style-name="T11">) = </text:span><text:span text:style-name="T18">true</text:span><text:span text:style-name="T22"><text:tab/><text:tab/><text:tab/></text:span><text:span text:style-name="T22"><text:reference-ref text:reference-format="text" text:ref-name="lemma b">Lemma B</text:reference-ref></text:span></text:p>
      <text:p text:style-name="P15"><text:tab/><text:span text:style-name="T23">1<text:tab/>-</text:span></text:p>
      <text:p text:style-name="P15"><text:tab/><text:span text:style-name="T23">1<text:tab/>-</text:span></text:p>
      <text:h text:style-name="Heading_20_3" text:outline-level="3"><text:soft-page-break/><text:reference-mark-start text:name="lemma a"/>Lemma A<text:reference-mark-end text:name="lemma a"/></text:h>
      <text:p text:style-name="P7"/>
      <text:p text:style-name="P15"><text:tab/><text:span text:style-name="T8">collatz[even](true) = unknown</text:span></text:p>
      <text:p text:style-name="P15"/>
      <text:p text:style-name="P21"><text:span text:style-name="T25">∵</text:span><text:tab/><text:span text:style-name="T8">collatz[even](true) = unknown</text:span></text:p>
      <text:p text:style-name="P23"><text:span text:style-name="T25">∴</text:span><text:tab/><text:span text:style-name="T24">even . (/ 2) =&gt; \\true<text:tab/><text:tab/><text:tab/>Catuṣkoṭi existential lift</text:span><text:span text:style-name="T4"><text:reference-ref text:reference-format="text" text:ref-name="catuskoti existential lift">[3]</text:reference-ref></text:span><text:span text:style-name="T24"> with Kleene’s three-value logic</text:span><text:span text:style-name="T4"><text:reference-ref text:reference-format="text" text:ref-name="catuskoti existential path equations">[4]</text:reference-ref></text:span></text:p>
      <text:p text:style-name="P22"><text:span text:style-name="T25">∴</text:span><text:tab/>∃<text:span text:style-name="T34">(even . (/ 2)) &lt;=&gt; \true</text:span></text:p>
      <text:p text:style-name="P22"><text:span text:style-name="T25">∴</text:span><text:tab/><text:span text:style-name="T34">\true &lt;=&gt; \true<text:tab/><text:tab/><text:tab/><text:tab/>Examples: `2 * 3`, `2 * 2 * 3`</text:span></text:p>
      <text:p text:style-name="P21"><text:span text:style-name="T25">∴</text:span><text:tab/><text:span text:style-name="T24">true</text:span></text:p>
      <text:p text:style-name="P21"><text:tab/><text:span text:style-name="T24">Q.E.D.</text:span></text:p>
      <text:p text:style-name="P7"/>
      <text:h text:style-name="Heading_20_3" text:outline-level="3"><text:reference-mark-start text:name="lemma b"/>Lemma B<text:reference-mark-end text:name="lemma b"/></text:h>
      <text:p text:style-name="P8"/>
      <text:p text:style-name="P24"><text:tab/>collatz[even](false) = <text:span text:style-name="T9">true</text:span></text:p>
      <text:p text:style-name="P24"/>
      <text:p text:style-name="P25"><text:span text:style-name="T26">∵</text:span><text:tab/>collatz[even](false) = <text:span text:style-name="T9">true</text:span></text:p>
      <text:p text:style-name="P25"><text:span text:style-name="T26">∴</text:span><text:tab/><text:span text:style-name="T27">(even . (\(x) = 3 * x + 1)[even → id])(false) = true</text:span></text:p>
      <text:p text:style-name="P26"><text:span text:style-name="T25">∴</text:span><text:tab/><text:span text:style-name="T27">(even . (+ 1) . (\(x : nat) = 3 * x)[even → id])(false) = true</text:span></text:p>
      <text:p text:style-name="P26"><text:span text:style-name="T25">∴</text:span><text:tab/><text:span text:style-name="T27">(even . (+ 1) . (* 3) . (\(x : nat) = x)[even → id])(false) = true</text:span></text:p>
      <text:p text:style-name="P26"><text:span text:style-name="T25">∴</text:span><text:tab/><text:span text:style-name="T27">(even . (+ 1) . (* 3) . id</text:span><text:span text:style-name="T28">nat</text:span><text:span text:style-name="T32">[even → id]</text:span><text:span text:style-name="T31">)(false)</text:span><text:span text:style-name="T24"> = true</text:span></text:p>
      <text:p text:style-name="P27"><text:span text:style-name="T25">∴</text:span><text:tab/><text:span text:style-name="T27">(even . (+ 1) . (* 3) . id</text:span><text:span text:style-name="T28">nat</text:span><text:span text:style-name="T32">[even → id]</text:span><text:span text:style-name="T27">)(false) = true</text:span></text:p>
      <text:p text:style-name="P27"><text:span text:style-name="T25">∴</text:span><text:tab/><text:span text:style-name="T27">((add[even] even(1)) . even . (* 3) . id</text:span><text:span text:style-name="T28">nat</text:span><text:span text:style-name="T32">[even → id]</text:span><text:span text:style-name="T27">)(false) = true</text:span></text:p>
      <text:p text:style-name="P27"><text:span text:style-name="T25">∴</text:span><text:tab/><text:span text:style-name="T27">((eq false) . even . (* 3) . id</text:span><text:span text:style-name="T28">nat</text:span><text:span text:style-name="T32">[even → id]</text:span><text:span text:style-name="T27">)(false) = true</text:span></text:p>
      <text:p text:style-name="P27"><text:span text:style-name="T25">∴</text:span><text:tab/><text:span text:style-name="T27">(not . even . (* 3) . id</text:span><text:span text:style-name="T28">nat</text:span><text:span text:style-name="T32">[even → id]</text:span><text:span text:style-name="T27">)(false) = true</text:span></text:p>
      <text:p text:style-name="P27"><text:span text:style-name="T25">∴</text:span><text:tab/><text:span text:style-name="T27">(not . (mul[even] even(3)) . even . id</text:span><text:span text:style-name="T28">nat</text:span><text:span text:style-name="T32">[even → id]</text:span><text:span text:style-name="T27">)(false) = true</text:span></text:p>
      <text:p text:style-name="P27"><text:span text:style-name="T25">∴</text:span><text:tab/><text:span text:style-name="T27">(not . (or false) . id</text:span><text:span text:style-name="T28">nat</text:span><text:span text:style-name="T32">[even → even]</text:span><text:span text:style-name="T27">)(false) = true</text:span></text:p>
      <text:p text:style-name="P27"><text:span text:style-name="T25">∴</text:span><text:tab/><text:span text:style-name="T27">(not . id</text:span><text:span text:style-name="T29">bool</text:span><text:span text:style-name="T31"> . id</text:span><text:span text:style-name="T30">bool</text:span><text:span text:style-name="T31">)(false)</text:span><text:span text:style-name="T27"> = true</text:span></text:p>
      <text:p text:style-name="P28"><text:span text:style-name="T25">∴</text:span><text:tab/><text:span text:style-name="T27">not(false) = true</text:span></text:p>
      <text:p text:style-name="P13"><text:span text:style-name="T25">∴</text:span><text:tab/><text:span text:style-name="T33">true</text:span></text:p>
      <text:p text:style-name="P13"><text:tab/>Q.E.D.</text:p>
      <text:p text:style-name="P9"/>
      <text:h text:style-name="Heading_20_3" text:outline-level="3"><text:reference-mark-start text:name="lemma f"/>Lemma <text:span text:style-name="T37">C</text:span><text:reference-mark-end text:name="lemma f"/></text:h>
      <text:p text:style-name="P10"/>
      <text:p text:style-name="P29"><text:tab/>(<text:span text:style-name="T7">∃</text:span>collatz[even]{(= true)})(true) = true</text:p>
      <text:p text:style-name="P29"/>
      <text:p text:style-name="P30"><text:span text:style-name="T26">∵</text:span><text:tab/>(<text:span text:style-name="T7">∃</text:span>collatz[even]{(= true)})(true) = true</text:p>
      <text:p text:style-name="P30"><text:span text:style-name="T26">∴</text:span><text:tab/><text:span text:style-name="T37">(\true)(true) = true</text:span></text:p>
      <text:p text:style-name="P30"><text:span text:style-name="T26">∴</text:span><text:tab/><text:span text:style-name="T37">true = true</text:span></text:p>
      <text:p text:style-name="P30"><text:span text:style-name="T26">∴</text:span><text:tab/><text:span text:style-name="T37">true</text:span></text:p>
      <text:p text:style-name="P30"><text:span text:style-name="T26">∴</text:span><text:tab/><text:span text:style-name="T37">Q.E.D.</text:span></text:p>
      <text:p text:style-name="P10"/>
      <text:h text:style-name="Heading_20_3" text:outline-level="3"><text:reference-mark-start text:name="lemma g"/>Lemma <text:span text:style-name="T37">D</text:span><text:reference-mark-end text:name="lemma g"/></text:h>
      <text:p text:style-name="P11"/>
      <text:p text:style-name="P31"><text:tab/>(<text:span text:style-name="T7">∃collatz[even]{(= true)})(false) = true</text:span></text:p>
      <text:p text:style-name="P32"/>
      <text:p text:style-name="P33"><text:span text:style-name="T26">∵</text:span><text:tab/>(<text:span text:style-name="T7">∃collatz[even]{(= true)})(false) = true</text:span></text:p>
      <text:p text:style-name="P33"><text:span text:style-name="T26">∴</text:span><text:tab/><text:span text:style-name="T38">(\true)(false) = true</text:span></text:p>
      <text:p text:style-name="P33"><text:span text:style-name="T26">∴</text:span><text:tab/><text:span text:style-name="T38">true = true</text:span></text:p>
      <text:p text:style-name="P33"><text:span text:style-name="T26">∴</text:span><text:tab/><text:span text:style-name="T38">true</text:span></text:p>
      <text:p text:style-name="P33"><text:tab/><text:span text:style-name="T38"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1:12:20.302223000</meta:creation-date>
    <dc:date>2021-04-22T16:46:00.256912000</dc:date>
    <meta:editing-duration>PT35M23S</meta:editing-duration>
    <meta:editing-cycles>1</meta:editing-cycles>
    <meta:document-statistic meta:table-count="0" meta:image-count="0" meta:object-count="0" meta:page-count="4" meta:paragraph-count="115" meta:word-count="737" meta:character-count="4521" meta:non-whitespace-character-count="3815"/>
    <meta:generator>LibreOffice/5.1.2.2$MacOSX_X86_64 LibreOffice_project/d3bf12ecb743fc0d20e0be0c58ca359301eb705f</meta:generator>
  </office:meta>
</office:document-meta>
</file>